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co24" style:family="table-column">
      <style:table-column-properties fo:break-before="auto" style:column-width="2.25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_cloak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dun_helm_b_bad,itm_dunland_tunic_1_bad, itm_dunland_tunic_2_bad, itm_dunland_fur_1_bad, itm_dunland_fur_2_bad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 dun_helm_b,itm_dunland_tunic_1, itm_dunland_tunic_2, itm_dunland_fur_1,itm_dunland_fur_2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dun_helm_c_bad,itm_dunland_tunic_1_good, itm_dunland_tunic_2_good, itm_dunland_fur_1_good, itm_dunland_fur_2_good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dun_helm_b_good, dun_helm_c_good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dun_helm_b_good, dun_helm_c_good,itm_dunland_mail_1_bad, itm_dunland_mail_2_bad, itm_leather_gloves,itm_fur_gloves_reward, itm_dunland_wolfboots,itm_leather_boots_dark_bad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dun_helm_b, 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.00.0000</text:date>, <text:time style:data-style-name="N2" text:time-value="18:57:17.70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3-11-18T19:21:23.240000000</dc:date>
    <meta:editing-cycles>594</meta:editing-cycles>
    <meta:editing-duration>P7DT1H23M38S</meta:editing-duration>
    <meta:document-statistic meta:table-count="2" meta:cell-count="7134" meta:object-count="0"/>
  </office:meta>
</office:document-meta>
</file>